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e13a" officeooo:paragraph-rsid="0002e13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02e13a" officeooo:paragraph-rsid="0002e13a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3182a" officeooo:paragraph-rsid="0003182a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CHITECTURE</text:p>
      <text:p text:style-name="P1"/>
      <text:p text:style-name="P2"><text:a xlink:type="simple" xlink:href="mailto:Eric.Cariou@univ-pau.fr" text:style-name="Internet_20_link" text:visited-style-name="Visited_20_Internet_20_Link">Eric.Cariou@univ-pau.fr</text:a></text:p>
      <text:p text:style-name="P2"/>
      <text:p text:style-name="P3">1) Codage des nombres :</text:p>
      <text:p text:style-name="P3"><text:tab/></text:p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5:37:41.383354813</meta:creation-date>
    <dc:date>2018-09-10T17:02:49.205901300</dc:date>
    <meta:editing-duration>PT1H14M5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7" meta:character-count="60" meta:non-whitespace-character-count="54"/>
  </office:meta>
</office:document-meta>
</file>